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e91dc" officeooo:paragraph-rsid="001e91dc"/>
    </style:style>
    <style:style style:name="P2" style:family="paragraph" style:parent-style-name="Standard">
      <style:paragraph-properties fo:text-align="start" style:justify-single-word="false"/>
      <style:text-properties officeooo:rsid="001e91dc" officeooo:paragraph-rsid="001e91dc"/>
    </style:style>
    <style:style style:name="P3" style:family="paragraph" style:parent-style-name="Standard">
      <style:paragraph-properties fo:text-align="start" style:justify-single-word="false"/>
      <style:text-properties officeooo:rsid="001eb720" officeooo:paragraph-rsid="001eb720"/>
    </style:style>
    <style:style style:name="P4" style:family="paragraph" style:parent-style-name="Standard">
      <style:paragraph-properties fo:text-align="start" style:justify-single-word="false"/>
      <style:text-properties officeooo:rsid="001eb720" officeooo:paragraph-rsid="0020a103"/>
    </style:style>
    <style:style style:name="P5" style:family="paragraph" style:parent-style-name="Standard">
      <style:paragraph-properties fo:text-align="start" style:justify-single-word="false"/>
      <style:text-properties officeooo:rsid="0020a103" officeooo:paragraph-rsid="0020a103"/>
    </style:style>
    <style:style style:name="P6" style:family="paragraph" style:parent-style-name="Standard">
      <style:paragraph-properties fo:text-align="start" style:justify-single-word="false"/>
      <style:text-properties officeooo:rsid="0021fe22" officeooo:paragraph-rsid="0021fe22"/>
    </style:style>
    <style:style style:name="P7" style:family="paragraph" style:parent-style-name="Standard">
      <style:paragraph-properties fo:text-align="start" style:justify-single-word="false"/>
      <style:text-properties officeooo:rsid="00222300" officeooo:paragraph-rsid="00222300"/>
    </style:style>
    <style:style style:name="P8" style:family="paragraph" style:parent-style-name="Standard">
      <style:paragraph-properties fo:text-align="start" style:justify-single-word="false"/>
      <style:text-properties officeooo:rsid="00236d23" officeooo:paragraph-rsid="00236d23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eb720" officeooo:paragraph-rsid="001eb720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eb720" officeooo:paragraph-rsid="0020a103"/>
    </style:style>
    <style:style style:name="P11" style:family="paragraph" style:parent-style-name="Standard">
      <style:paragraph-properties fo:text-align="end" style:justify-single-word="false" fo:break-before="page"/>
      <style:text-properties officeooo:rsid="001eb720" officeooo:paragraph-rsid="001eb720"/>
    </style:style>
    <style:style style:name="P12" style:family="paragraph" style:parent-style-name="Standard">
      <style:paragraph-properties fo:text-align="end" style:justify-single-word="false" fo:break-before="page"/>
      <style:text-properties officeooo:rsid="0021fe22" officeooo:paragraph-rsid="0021fe22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222300" officeooo:paragraph-rsid="00222300"/>
    </style:style>
    <style:style style:name="P14" style:family="paragraph" style:parent-style-name="Standard">
      <style:paragraph-properties fo:text-align="end" style:justify-single-word="false" fo:break-before="page"/>
      <style:text-properties officeooo:rsid="00236d23" officeooo:paragraph-rsid="00236d23"/>
    </style:style>
    <style:style style:name="P15" style:family="paragraph" style:parent-style-name="Header">
      <style:text-properties fo:font-variant="small-caps" officeooo:rsid="000f0ce1" officeooo:paragraph-rsid="001e91dc" style:font-size-asian="10.5pt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e91d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20a103"/>
    </style:style>
    <style:style style:name="T6" style:family="text">
      <style:text-properties style:text-position="super 58%" officeooo:rsid="0021fe22"/>
    </style:style>
    <style:style style:name="T7" style:family="text">
      <style:text-properties style:text-position="super 58%" officeooo:rsid="00222300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eb720"/>
    </style:style>
    <style:style style:name="T10" style:family="text">
      <style:text-properties style:text-position="0% 100%" officeooo:rsid="0020a103"/>
    </style:style>
    <style:style style:name="T11" style:family="text">
      <style:text-properties style:text-position="0% 100%" officeooo:rsid="0021fe22"/>
    </style:style>
    <style:style style:name="T12" style:family="text">
      <style:text-properties style:text-position="0% 100%" officeooo:rsid="00222300"/>
    </style:style>
    <style:style style:name="T13" style:family="text">
      <style:text-properties style:text-position="0% 100%" officeooo:rsid="00236d23"/>
    </style:style>
    <style:style style:name="T14" style:family="text">
      <style:text-properties style:text-position="sub 58%" officeooo:rsid="0020a1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3</text:p>
      <text:p text:style-name="P2">1<text:span text:style-name="T4">er</text:span><text:span text:style-name="T8">.<text:line-break/><text:line-break/>Aujourdhui matin on a passé par les<text:line-break/>courroyes deux grenadiers. L'un pour avoir<text:line-break/>en lâche donné des coups de sabre au visage<text:line-break/>de son camarades. L'autre pour vol. de chambrée.<text:line-break/>Ils auront des congés infamans.</text:span></text:p>
      <text:p text:style-name="P2"><text:span text:style-name="T8">La grande affaire des chanoines réguliers<text:line-break/>contre l'Evêque et les Curés a été jugée à<text:line-break/>la Cour s</text:span><text:span text:style-name="T4">ne</text:span><text:span text:style-name="T8">. Les chanoine rég. Ont perdu.</text:span></text:p>
      <text:p text:style-name="P2"><text:span text:style-name="T8">Les charpentiers ont mis après midi la<text:line-break/>premiere cheville aux casernes, avec beaucoup<text:line-break/>de ceremonie, des violons, des boëtes &amp;</text:span></text:p>
      <text:p text:style-name="P2"><text:span text:style-name="T8">Un convoi considerable de vieux canons de<text:line-break/>Mets est parti pour Lunéville.</text:span></text:p>
      <text:p text:style-name="P2"><text:span text:style-name="T8"/></text:p>
      <text:p text:style-name="P2"><text:span text:style-name="T8">4<text:line-break/><text:line-break/>on m'ecrit de Luneville le 4 à 10 h. du soir :<text:line-break/>Il s'agit de savoir qui du parlement ou de M.<text:line-break/>le Comte de Stainville aura le pas, à la procession<text:line-break/>de la fête-Dieu. Le Roy de Pol ne veut pas<text:line-break/>prononcer et renvoye à faire juger la difficulté<text:line-break/></text:span><text:span text:style-name="T9">par le Roy son gendre</text:span></text:p>
      <text:p text:style-name="P2"><text:span text:style-name="T9"/></text:p>
      <text:p text:style-name="P3"><text:span text:style-name="T8">5<text:line-break/><text:line-break/>le lendemain, après l'a séparation de l'assemblée<text:line-break/>de l'hotel de ville, vers onze heures du matin, un<text:line-break/>huissier en robbe, est venu me dire dela part de<text:line-break/>la Cour Souveraine qu'Ell n'iroit point àla<text:line-break/>Procession. Surqoi j'ai convoqué extraordinnairem</text:span><text:span text:style-name="T4">t</text:span><text:span text:style-name="T8">.<text:line-break/>L'hotel de ville à 3 h. ap. Midi. La résolution</text:span></text:p>
      <text:p text:style-name="P9"><text:span text:style-name="T8">a été prise unanimement de ne point non plus<text:line-break/>aller à la procession. Messieurs de l'hotel de cille<text:line-break/>en corps sont venus m'en faire part aussitôt<text:line-break/>dans ma chambre où j'etois retenu par la goutte.<text:line-break/>Pendant qu'ils y etoient encore M. de Stainville<text:line-break/>m'a envoyé dire d'aller lui parler. Je m'en suis<text:line-break/>exusé sur mon indispositio. Un moment après<text:line-break/>M. Dorly son secretaire est venu et m'a pris<text:line-break/>en particulier, pour me dire que M. de Stainville<text:line-break/>etoit informé que le magistrat avoit fait dire<text:line-break/>à M</text:span><text:span text:style-name="T4">rs</text:span><text:span text:style-name="T8"> de la Primatiale que le corps de ville<text:line-break/>n'iroit point à la procession. Qu'il me prioir<text:line-break/>d'engager ces Messieurs à y aller, de ne point<text:line-break/>mettre d'humeur dans cette affaire, que M. de<text:line-break/>Stainville etoit commandant general dela Province<text:line-break/>par des Provisions enregistrées &amp;. J'ai répondu<text:line-break/>que le corps de ville et les autres suivoient la<text:line-break/>cour, et que nou aiant avertis qu'elle n'iroit<text:line-break/>pas à la procession cétoit une deffense d'y aller ; <text:line-break/>que nous n'avion point d'humeur ; que M. le<text:line-break/>Comte de Stainville etoit commandant general des<text:line-break/>troupes, mais non de la Justice, de la Police,<text:line-break/>des villes. M. Dorly s'est retiré, et j'ai fait<text:line-break/>part de la conversation à M</text:span><text:span text:style-name="T4">rs</text:span><text:span text:style-name="T8">. De l'hotel de ville<text:line-break/>qui se sont aussitôt séparés.</text:span></text:p>
      <text:p text:style-name="P3"><text:span text:style-name="T8">M. le Cardinal de Choiseul a fait placer dans le<text:line-break/>chœur un fauteuil pour M. de Stainville et des<text:line-break/>chaises pour les officiers, mais sans la participation<text:line-break/>du Chapître.</text:span></text:p>
      <text:p text:style-name="P11"><text:span text:style-name="T8">84</text:span></text:p>
      <text:p text:style-name="P3"><text:span text:style-name="T8">M. de Stainville avoit ecrit deux lettres à M.<text:line-break/>le P. President de la Cour, pour avoir par écrit<text:line-break/>le refus d'aller à la procession ; mais M. du Rouvrois<text:line-break/>lui a fait répondre verbalement au reste la<text:line-break/>Cour S</text:span><text:span text:style-name="T4">ne</text:span><text:span text:style-name="T8">. A fait un arrêté et veut porter ses<text:line-break/>plaintes au Roy de f. comme S. M. Pol. L'a permis.</text:span></text:p>
      <text:p text:style-name="P3"><text:span text:style-name="T8"/></text:p>
      <text:p text:style-name="P4"><text:span text:style-name="T8">6<text:line-break/><text:line-break/>Dès les 6 heures le corps des Grenadiers de <text:line-break/>france faisoit ses dispositions pour border la<text:line-break/>haye dans toutes les vuës ou passeroit la<text:line-break/>procession. Les Paroines, confrérie et <text:s/>moines<text:line-break/>se sont rendus à la Primatiale. La procession<text:line-break/>n'a commencé à en Sortir qu'à 9 heures un<text:line-break/>quart, passant par la vuë de la congrégation,<text:line-break/>devant l'hotel de ville, la rue de la Poissonnerie<text:line-break/>devant les minimes stations, </text:span><text:span text:style-name="T10">aux Petites Carmelites<text:line-break/>stat. Ruë S. Joseph, l'hopitel S. charles stat.<text:line-break/>S. Roch stat. D'où à la Primatiale vers 10h</text:span><text:span text:style-name="T5">1</text:span><text:span text:style-name="T10">/</text:span><text:span text:style-name="T14">2</text:span><text:span text:style-name="T10">.<text:line-break/>Aucun corps de judicature ne S'y est trouvé, <text:line-break/>et les marchands ont refusé de porter le Dais.<text:line-break/>M. le Comte de Stainville Suivait immediatem</text:span><text:span text:style-name="T5">t</text:span><text:span text:style-name="T10">.<text:line-break/>Le S. Sacrement porté par le Cardinal, il y avoit<text:line-break/>aux côtés et derriere M. de Stainville un gros<text:line-break/>d'officiers, soit de Son corps Soit de l’État-major<text:line-break/>de la Place. Il avoit fait inviter la noblesse,<text:line-break/>mais personne de ce corps ne S'y est rendu.<text:line-break/>Le Peuple a été choqué et affligé de ne voir<text:line-break/>poit la Cour et les autres Juridictions, et </text:span></text:p>
      <text:p text:style-name="P10"><text:span text:style-name="T10">la procession si écourtée et Si differente des<text:line-break/>autres fois.</text:span></text:p>
      <text:p text:style-name="P4"><text:span text:style-name="T10"/></text:p>
      <text:p text:style-name="P4"><text:span text:style-name="T10">10<text:line-break/><text:line-break/>mort de Marianne Legal de Vissemberg,<text:line-break/>fille de M. de Vissemberg ch</text:span><text:span text:style-name="T5">er</text:span><text:span text:style-name="T10">. De S. Louis.<text:line-break/>On inhume aussi<text:tab/><text:line-break/>dit la Jeunesse, concierge et ensuite portier<text:line-break/>à l'Intendance, fils d'un homme qui l'avoit<text:line-break/>été dans l'ancien château de Nancy.</text:span></text:p>
      <text:p text:style-name="P4"><text:span text:style-name="T10"/></text:p>
      <text:p text:style-name="P5"><text:span text:style-name="T8">11<text:line-break/><text:line-break/>M. Stadler, aide de camp, ecuyer, de M. le<text:line-break/>Comte de Stainville, épouse m</text:span><text:span text:style-name="T4">lle</text:span><text:span text:style-name="T8">. Billecard,<text:line-break/>fille du No</text:span><text:span text:style-name="T4">re</text:span><text:span text:style-name="T8">.</text:span></text:p>
      <text:p text:style-name="P5"><text:span text:style-name="T8"/></text:p>
      <text:p text:style-name="P5"><text:span text:style-name="T8">12<text:line-break/><text:line-break/>assemblée particuliere de l'accademie où<text:line-break/>etoient M</text:span><text:span text:style-name="T4">rs</text:span><text:span text:style-name="T8">. Du Rouvrois Directeur, De Sivry<text:line-break/>Soudirecteur, de Tervenus, Bagard, Cupers,<text:line-break/>P. husson, andré, abbé foliot, Coster<text:tab/><text:line-break/>Durival l'ainé. M. du Rouvrois à la lettre<text:line-break/>q</text:span><text:span text:style-name="T4">l</text:span><text:span text:style-name="T8">. avoit ecrite à M. </text:span><text:span text:style-name="T11">de Solignac, à l'occasion<text:line-break/>de l'ouvrage du pretendu Jeune homme (le Roy de P.)<text:line-break/>cette lettre tendoit à faire rendre à l'academie<text:line-break/>les 2000</text:span><text:span text:style-name="T6">#</text:span><text:span text:style-name="T11">. qu'on lui a retranchés.</text:span></text:p>
      <text:p text:style-name="P6"><text:span text:style-name="T8">M. Coster a lû ensuite un memoire excellent<text:line-break/>où il commence par réfuter differens auteurs<text:line-break/>qui ont porlé de la Lorr</text:span><text:span text:style-name="T4">e</text:span><text:span text:style-name="T8">. Et fait l'Eloge<text:line-break/>de mon memoire sur les Duchés de Lorr</text:span><text:span text:style-name="T4">e</text:span><text:span text:style-name="T8">. Et de<text:line-break/>Bar. Il parle ensuite del'agriculture, du <text:line-break/>commerce, dela population.</text:span></text:p>
      <text:p text:style-name="P6"><text:span text:style-name="T8"/></text:p>
      <text:p text:style-name="P12"><text:span text:style-name="T8">85</text:span></text:p>
      <text:p text:style-name="P6"><text:span text:style-name="T8">13<text:line-break/><text:line-break/>la procession de la petite fete Dieu S'est faite<text:line-break/>à l'ordinnaire. M. de Stainville a accordé un<text:line-break/>détachement pour celle de la Primatiale. mais<text:line-break/>il en a refusé pour celle de l'hotel-de ville,<text:line-break/>qui S'est faite Sans cela avec beaucoup d'ordre.</text:span></text:p>
      <text:p text:style-name="P6"><text:span text:style-name="T8"/></text:p>
      <text:p text:style-name="P6"><text:span text:style-name="T8">14<text:line-break/><text:line-break/></text:span><text:span text:style-name="T12">après mid assemblée au Bureau de l'aumône<text:line-break/>publique, les 9 Directeurs y etoient. On a signé<text:line-break/>les comptes de 1763 et de 1764 examinés auparavent<text:line-break/>par M</text:span><text:span text:style-name="T7">rs</text:span><text:span text:style-name="T12">. De Maisonneuve et françois.</text:span></text:p>
      <text:p text:style-name="P7"><text:span text:style-name="T8">Convenu de presenter requete à l'Empereur pour<text:line-break/>certains arreragesd'aumônes du tems du Duc Leopold.</text:span></text:p>
      <text:p text:style-name="P7"><text:span text:style-name="T8"/></text:p>
      <text:p text:style-name="P7"><text:span text:style-name="T8">23-24<text:line-break/><text:line-break/>Cette nuit le feu aiant pris à Pontamousson, dans<text:line-break/>une Ecurie, ou il y avoit des chevaux du reg</text:span><text:span text:style-name="T4">t</text:span><text:span text:style-name="T8">.<text:line-break/>De Schomberg, 30 ont été brulés. M. le Comte de<text:line-break/>Stainville en fait venir de Mirecourt, pareil<text:line-break/>nombre du reg</text:span><text:span text:style-name="T4">t</text:span><text:span text:style-name="T8">. de Custine, pour que Schomberg soit<text:line-break/>en etat de paroitre à la revûë de Compiègne.</text:span></text:p>
      <text:p text:style-name="P7"><text:span text:style-name="T8"/></text:p>
      <text:p text:style-name="P7"><text:span text:style-name="T8">25<text:line-break/><text:line-break/>La fenaison ouverte sur le ban de Nancy.</text:span></text:p>
      <text:p text:style-name="P7"><text:span text:style-name="T8">Le Roy de Pol. Arrive à la Malgrange vers 7 h. du<text:line-break/>soir avant Son depart de Lunéville il y avoit eu <text:line-break/>un grand orage.</text:span></text:p>
      <text:p text:style-name="P7"><text:span text:style-name="T8"/></text:p>
      <text:p text:style-name="P7"><text:span text:style-name="T8">26<text:line-break/><text:line-break/>Conseil à la Malgrange l'après midi.</text:span></text:p>
      <text:p text:style-name="P7"><text:span text:style-name="T8">assemblée particuliere del'academie, on etoient<text:line-break/>M</text:span><text:span text:style-name="T4">rs</text:span><text:span text:style-name="T8"> du Rouvrois, de Solignac, Thibault, de Tervenus,<text:line-break/>Bagard, Devaux, andré, P. husson, Coster et</text:span></text:p>
      <text:p text:style-name="P13"><text:span text:style-name="T8">Durival l'ainé. M. Coster a lû un Discours<text:line-break/>Su l'agriculture en Lorraine, pour étre envoyé<text:line-break/>au Controlleur général. . Bagard un Discours<text:line-break/>sur les eaux thermales. Le Roy auroit desiré<text:line-break/>que M. le P. President allat demain à la Malg.<text:line-break/>pour les affaires de l'academie ; il S'en est excusé<text:line-break/>sur ce qu'une de Ses filles est actuellem</text:span><text:span text:style-name="T4">t</text:span><text:span text:style-name="T8">. Inoculée.</text:span></text:p>
      <text:p text:style-name="P7"><text:span text:style-name="T8"/></text:p>
      <text:p text:style-name="P7"><text:span text:style-name="T8">27<text:line-break/><text:line-break/>M. l'abbé<text:tab/>Comte de Lignéville,<text:line-break/>Ecôlatre dela Primatiale est mort. La place<text:line-break/>d'Ecolâtre donnée à M. l'abbé de Tervenus, qui<text:line-break/>l'étoi déjà de l'ancien chapitre de S. Georges.<text:line-break/>Le Canonicat vacant donné à . l'abbé de<text:line-break/>Turique.</text:span></text:p>
      <text:p text:style-name="P7"><text:span text:style-name="T8">J'ai vû le Roy. Il m'a parlé des cazernes<text:line-break/>de la Biblioteque, de Sa derniere fondation. Il<text:line-break/>doit venir demain voir la Biblioteque à <text:line-break/>l'hotel de ville.</text:span></text:p>
      <text:p text:style-name="P7"><text:span text:style-name="T8"/></text:p>
      <text:p text:style-name="P7"><text:span text:style-name="T8">28<text:line-break/><text:line-break/>Le Roy vient à la Biblioteque l'après midi ; esuite<text:line-break/>aux nouvelle cazernes. Il etoit de très bonne<text:line-break/>humeur et dans sa gayeté a lâché de bons mots.</text:span></text:p>
      <text:p text:style-name="P7"><text:span text:style-name="T8"/></text:p>
      <text:p text:style-name="P7"><text:span text:style-name="T8">29<text:line-break/><text:line-break/>Ce matin à la priere de M. le Comte de<text:line-break/>Stainville Le Roy de P. a accordé 50 mille livres<text:line-break/>de f</text:span><text:span text:style-name="T4">ce</text:span><text:span text:style-name="T8">. Pour continuer les Cazernes. S. M. m'a<text:line-break/>fait ordonner de lui aller aprler. Je l'ai vû.<text:line-break/>avant dîner. L'après dîner S. M. m'a dit<text:line-break/>ce qu'elle avoit fait pour l'accélération du<text:line-break/>bâtiment, mais qu'Elle entendoit que se </text:span><text:span text:style-name="T13">s</text:span><text:span text:style-name="T8">eroit</text:span></text:p>
      <text:p text:style-name="P14"><text:span text:style-name="T8">86</text:span></text:p>
      <text:p text:style-name="P8"><text:span text:style-name="T8">Sans diminution de ce que la france avoit <text:line-break/>accordé.</text:span></text:p>
      <text:p text:style-name="P8"><text:span text:style-name="T8">Conseil l'après midi à la Malgran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e91dc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e91d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juin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4:02:20.725019000</meta:creation-date>
    <dc:date>2016-01-16T15:26:47.162136000</dc:date>
    <meta:editing-duration>PT1M54S</meta:editing-duration>
    <meta:editing-cycles>1</meta:editing-cycles>
    <meta:document-statistic meta:table-count="0" meta:image-count="0" meta:object-count="0" meta:page-count="7" meta:paragraph-count="36" meta:word-count="1291" meta:character-count="7197" meta:non-whitespace-character-count="5916"/>
    <meta:generator>LibreOffice/5.0.4.2$MacOSX_X86_64 LibreOffice_project/2b9802c1994aa0b7dc6079e128979269cf95bc78</meta:generator>
  </office:meta>
</office:document-meta>
</file>